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bacf2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1bacf2" style:font-weight-asian="bold" style:font-weight-complex="bold"/>
    </style:style>
    <style:style style:name="P6" style:family="paragraph" style:parent-style-name="Standard">
      <style:text-properties fo:font-weight="bold" officeooo:paragraph-rsid="001e29dc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normal" officeooo:paragraph-rsid="001e29dc" style:font-weight-asian="normal" style:font-weight-complex="normal"/>
    </style:style>
    <style:style style:name="P9" style:family="paragraph" style:parent-style-name="Standard">
      <style:text-properties officeooo:paragraph-rsid="001e29dc"/>
    </style:style>
    <style:style style:name="P10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paragraph-rsid="001e29d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29dc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style:font-name-asian="Times New Roman1" style:font-name-complex="Times New Roman1"/>
    </style:style>
    <style:style style:name="T5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style:font-name-asian="SimSun" style:font-name-complex="Mangal"/>
    </style:style>
    <style:style style:name="T7" style:family="text">
      <style:text-properties style:font-name="Times New Roman" fo:font-weight="bold" style:font-name-asian="SimSun" style:font-weight-asian="bold" style:font-name-complex="Mangal" style:font-weight-complex="bold"/>
    </style:style>
    <style:style style:name="T8" style:family="text">
      <style:text-properties officeooo:rsid="001e29dc"/>
    </style:style>
    <style:style style:name="T9" style:family="text">
      <style:text-properties officeooo:rsid="002012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arème du <text:span text:style-name="T8">roman photo</text:span></text:p>
      <text:p text:style-name="Standard"/>
      <text:p text:style-name="P1"><text:span text:style-name="T4">●</text:span><text:span text:style-name="T6"> </text:span>soin<text:tab/><text:tab/><text:tab/><text:tab/><text:tab/><text:tab/><text:tab/><text:tab/><text:span text:style-name="T1">o o o o</text:span></text:p>
      <text:p text:style-name="Standard"><text:tab/>(feuille pliée, ratures, traits tracés à la règle)</text:p>
      <text:p text:style-name="Standard"/>
      <text:p text:style-name="P1"><text:span text:style-name="T4">●</text:span><text:span text:style-name="T6"> </text:span>respect des consignes<text:tab/><text:tab/><text:tab/><text:tab/><text:tab/><text:span text:style-name="T1">o o o o</text:span></text:p>
      <text:p text:style-name="Standard"><text:tab/>nombre de planches (entre 1 et <text:span text:style-name="T9">3</text:span> planches)</text:p>
      <text:p text:style-name="Standard"><text:tab/>présence d'un cartouche pour le résumé</text:p>
      <text:p text:style-name="Standard"><text:tab/>présence d'un titre</text:p>
      <text:p text:style-name="Standard"><text:tab/>dialogue (phylactères)</text:p>
      <text:p text:style-name="Standard"><text:tab/>suite d'une histoire qui a déjà commencé</text:p>
      <text:p text:style-name="Standard"/>
      <text:p text:style-name="Standard"><text:span text:style-name="T5">●</text:span><text:span text:style-name="T7"> histoire claire, </text:span><text:span text:style-name="T3">raccord entre chaque case</text:span><text:tab/><text:tab/>o o o o</text:p>
      <text:p text:style-name="Standard"/>
      <text:p text:style-name="P1"><text:span text:style-name="T4">●</text:span><text:span text:style-name="T6"> </text:span>intérêt artistique et littéraire<text:tab/><text:tab/><text:tab/><text:tab/><text:span text:style-name="T1">o o o o</text:span> </text:p>
      <text:p text:style-name="P1"><text:tab/><text:span text:style-name="T1">effort d'originalité dans la présentation<text:tab/><text:tab/></text:span></text:p>
      <text:p text:style-name="P3"><text:tab/>intérêt de l'histoire, des dialogues</text:p>
      <text:p text:style-name="P3"/>
      <text:p text:style-name="P2"><text:span text:style-name="T4">●</text:span><text:span text:style-name="T6"> </text:span>orthographe, grammaire, syntaxe<text:tab/><text:tab/><text:tab/><text:span text:style-name="T1">o o o o</text:span></text:p>
      <text:p text:style-name="P2"><text:span text:style-name="T1"><text:tab/></text:span><text:span text:style-name="T2">présence de subjonctifs</text:span></text:p>
      <text:p text:style-name="P3"/>
      <text:p text:style-name="P3"/>
      <text:p text:style-name="P3"/>
      <text:p text:style-name="P10">Barème du <text:span text:style-name="T8">roman photo</text:span></text:p>
      <text:p text:style-name="P9"/>
      <text:p text:style-name="P6"><text:span text:style-name="T4">●</text:span><text:span text:style-name="T6"> </text:span>soin<text:tab/><text:tab/><text:tab/><text:tab/><text:tab/><text:tab/><text:tab/><text:tab/><text:span text:style-name="T1">o o o o</text:span></text:p>
      <text:p text:style-name="P9"><text:tab/>(feuille pliée, ratures, traits tracés à la règle)</text:p>
      <text:p text:style-name="P9"/>
      <text:p text:style-name="P6"><text:span text:style-name="T4">●</text:span><text:span text:style-name="T6"> </text:span>respect des consignes<text:tab/><text:tab/><text:tab/><text:tab/><text:tab/><text:span text:style-name="T1">o o o o</text:span></text:p>
      <text:p text:style-name="P9"><text:tab/>nombre de planches (entre 1 et <text:span text:style-name="T9">3</text:span> planches)</text:p>
      <text:p text:style-name="P9"><text:tab/>présence d'un cartouche pour le résumé</text:p>
      <text:p text:style-name="P9"><text:tab/>présence d'un titre</text:p>
      <text:p text:style-name="P9"><text:tab/>dialogue (phylactères)</text:p>
      <text:p text:style-name="P9"><text:tab/>suite d'une histoire qui a déjà commencé</text:p>
      <text:p text:style-name="P9"/>
      <text:p text:style-name="P9"><text:span text:style-name="T5">●</text:span><text:span text:style-name="T7"> histoire claire, </text:span><text:span text:style-name="T3">raccord entre chaque case</text:span><text:tab/><text:tab/>o o o o</text:p>
      <text:p text:style-name="P9"/>
      <text:p text:style-name="P6"><text:span text:style-name="T4">●</text:span><text:span text:style-name="T6"> </text:span>intérêt artistique et littéraire<text:tab/><text:tab/><text:tab/><text:tab/><text:span text:style-name="T1">o o o o</text:span> </text:p>
      <text:p text:style-name="P6"><text:tab/><text:span text:style-name="T1">effort d'originalité dans la présentation<text:tab/><text:tab/></text:span></text:p>
      <text:p text:style-name="P8"><text:tab/>intérêt de l'histoire, des dialogues</text:p>
      <text:p text:style-name="P8"/>
      <text:p text:style-name="P6"><text:span text:style-name="T4">●</text:span><text:span text:style-name="T6"> </text:span>orthographe, grammaire, syntaxe<text:tab/><text:tab/><text:tab/><text:span text:style-name="T1">o o o o</text:span></text:p>
      <text:p text:style-name="P6"><text:span text:style-name="T1"><text:tab/></text:span><text:span text:style-name="T2">présence de subjonctif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09:32:52.76</meta:creation-date>
    <dc:date>2019-02-24T21:45:35.544203793</dc:date>
    <meta:editing-duration>PT2H29M41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186" meta:character-count="1082" meta:non-whitespace-character-count="868"/>
  </office:meta>
</office:document-meta>
</file>